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.113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ategory_relcov_aadhar" table:style-name="ta1">
        <table:shapes>
          <draw:frame draw:z-index="0" draw:style-name="gr1" draw:text-style-name="P1" svg:width="46.824cm" svg:height="21.488cm" svg:x="0cm" svg:y="4.596cm">
            <draw:object draw:notify-on-update-of-ranges="category_relcov_aadhar.A2:category_relcov_aadhar.A8 category_relcov_aadhar.B1:category_relcov_aadhar.B1 category_relcov_aadhar.B2:category_relcov_aadhar.B8 category_relcov_aadhar.C1:category_relcov_aadhar.C1 category_relcov_aadhar.C2:category_relcov_aadhar.C8 category_relcov_aadhar.D1:category_relcov_aadhar.D1 category_relcov_aadhar.D2:category_relcov_aadhar.D8 category_relcov_aadhar.E1:category_relcov_aadhar.E1 category_relcov_aadhar.E2:category_relcov_aadhar.E8 category_relcov_aadhar.F1:category_relcov_aadhar.F1 category_relcov_aadhar.F2:category_relcov_aadhar.F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ewspape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Middle_class</text:p>
          </table:table-cell>
          <table:table-cell office:value-type="string" calcext:value-type="string">
            <text:p>Corporate</text:p>
          </table:table-cell>
          <table:table-cell office:value-type="string" calcext:value-type="string">
            <text:p>Informal_sector</text:p>
          </table:table-cell>
          <table:table-cell office:value-type="string" calcext:value-type="string">
            <text:p>Government</text:p>
          </table:table-cell>
        </table:table-row>
        <table:table-row table:style-name="ro1">
          <table:table-cell office:value-type="string" calcext:value-type="string">
            <text:p>The Hindu</text:p>
          </table:table-cell>
          <table:table-cell office:value-type="float" office:value="0.321644519433243" calcext:value-type="float">
            <text:p>0.3216445194</text:p>
          </table:table-cell>
          <table:table-cell office:value-type="float" office:value="0.696691224735209" calcext:value-type="float">
            <text:p>0.6966912247</text:p>
          </table:table-cell>
          <table:table-cell office:value-type="float" office:value="0.0999782277554512" calcext:value-type="float">
            <text:p>0.0999782278</text:p>
          </table:table-cell>
          <table:table-cell office:value-type="float" office:value="0" calcext:value-type="float">
            <text:p>0</text:p>
          </table:table-cell>
          <table:table-cell office:value-type="float" office:value="0.977598016504088" calcext:value-type="float">
            <text:p>0.9775980165</text:p>
          </table:table-cell>
        </table:table-row>
        <table:table-row table:style-name="ro1">
          <table:table-cell office:value-type="string" calcext:value-type="string">
            <text:p>Hindustan Times</text:p>
          </table:table-cell>
          <table:table-cell office:value-type="float" office:value="0.183036335657022" calcext:value-type="float">
            <text:p>0.1830363357</text:p>
          </table:table-cell>
          <table:table-cell office:value-type="float" office:value="0.732402903938737" calcext:value-type="float">
            <text:p>0.7324029039</text:p>
          </table:table-cell>
          <table:table-cell office:value-type="float" office:value="0.0990238686489348" calcext:value-type="float">
            <text:p>0.0990238686</text:p>
          </table:table-cell>
          <table:table-cell office:value-type="float" office:value="0" calcext:value-type="float">
            <text:p>0</text:p>
          </table:table-cell>
          <table:table-cell office:value-type="float" office:value="0.976956717992479" calcext:value-type="float">
            <text:p>0.976956718</text:p>
          </table:table-cell>
        </table:table-row>
        <table:table-row table:style-name="ro1">
          <table:table-cell office:value-type="string" calcext:value-type="string">
            <text:p>TOI</text:p>
          </table:table-cell>
          <table:table-cell office:value-type="float" office:value="0.21803948445193" calcext:value-type="float">
            <text:p>0.2180394845</text:p>
          </table:table-cell>
          <table:table-cell office:value-type="float" office:value="0.650764233584963" calcext:value-type="float">
            <text:p>0.6507642336</text:p>
          </table:table-cell>
          <table:table-cell office:value-type="float" office:value="0.16338038337592" calcext:value-type="float">
            <text:p>0.1633803834</text:p>
          </table:table-cell>
          <table:table-cell office:value-type="float" office:value="0" calcext:value-type="float">
            <text:p>0</text:p>
          </table:table-cell>
          <table:table-cell office:value-type="float" office:value="0.958152222161962" calcext:value-type="float">
            <text:p>0.9581522222</text:p>
          </table:table-cell>
        </table:table-row>
        <table:table-row table:style-name="ro1">
          <table:table-cell office:value-type="string" calcext:value-type="string">
            <text:p>Telegraph</text:p>
          </table:table-cell>
          <table:table-cell office:value-type="float" office:value="0.195206680052268" calcext:value-type="float">
            <text:p>0.1952066801</text:p>
          </table:table-cell>
          <table:table-cell office:value-type="float" office:value="0.65892669334681" calcext:value-type="float">
            <text:p>0.6589266933</text:p>
          </table:table-cell>
          <table:table-cell office:value-type="float" office:value="0.0952563069400243" calcext:value-type="float">
            <text:p>0.0952563069</text:p>
          </table:table-cell>
          <table:table-cell office:value-type="float" office:value="0" calcext:value-type="float">
            <text:p>0</text:p>
          </table:table-cell>
          <table:table-cell office:value-type="float" office:value="0.977846982245108" calcext:value-type="float">
            <text:p>0.9778469822</text:p>
          </table:table-cell>
        </table:table-row>
        <table:table-row table:style-name="ro1">
          <table:table-cell office:value-type="string" calcext:value-type="string">
            <text:p>New Indian Express</text:p>
          </table:table-cell>
          <table:table-cell office:value-type="float" office:value="0.175503841690775" calcext:value-type="float">
            <text:p>0.1755038417</text:p>
          </table:table-cell>
          <table:table-cell office:value-type="float" office:value="0.801393173463932" calcext:value-type="float">
            <text:p>0.8013931735</text:p>
          </table:table-cell>
          <table:table-cell office:value-type="float" office:value="0.110795460471015" calcext:value-type="float">
            <text:p>0.1107954605</text:p>
          </table:table-cell>
          <table:table-cell office:value-type="float" office:value="0" calcext:value-type="float">
            <text:p>0</text:p>
          </table:table-cell>
          <table:table-cell office:value-type="float" office:value="0.974693022799849" calcext:value-type="float">
            <text:p>0.9746930228</text:p>
          </table:table-cell>
        </table:table-row>
        <table:table-row table:style-name="ro1">
          <table:table-cell office:value-type="string" calcext:value-type="string">
            <text:p>Indian Express</text:p>
          </table:table-cell>
          <table:table-cell office:value-type="float" office:value="0.16189814619134" calcext:value-type="float">
            <text:p>0.1618981462</text:p>
          </table:table-cell>
          <table:table-cell office:value-type="float" office:value="0.592866545746127" calcext:value-type="float">
            <text:p>0.5928665457</text:p>
          </table:table-cell>
          <table:table-cell office:value-type="float" office:value="0.141632623308016" calcext:value-type="float">
            <text:p>0.1416326233</text:p>
          </table:table-cell>
          <table:table-cell office:value-type="float" office:value="0" calcext:value-type="float">
            <text:p>0</text:p>
          </table:table-cell>
          <table:table-cell office:value-type="float" office:value="0.991254394395756" calcext:value-type="float">
            <text:p>0.9912543944</text:p>
          </table:table-cell>
        </table:table-row>
        <table:table-row table:style-name="ro1">
          <table:table-cell office:value-type="string" calcext:value-type="string">
            <text:p>Deccan Herald</text:p>
          </table:table-cell>
          <table:table-cell office:value-type="float" office:value="0.23446470085328" calcext:value-type="float">
            <text:p>0.2344647009</text:p>
          </table:table-cell>
          <table:table-cell office:value-type="float" office:value="0.616680700277164" calcext:value-type="float">
            <text:p>0.6166807003</text:p>
          </table:table-cell>
          <table:table-cell office:value-type="float" office:value="0.156407820414102" calcext:value-type="float">
            <text:p>0.1564078204</text:p>
          </table:table-cell>
          <table:table-cell office:value-type="float" office:value="0" calcext:value-type="float">
            <text:p>0</text:p>
          </table:table-cell>
          <table:table-cell office:value-type="float" office:value="0.991902976048689" calcext:value-type="float">
            <text:p>0.9919029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1">00/00/0000</text:date>, <text:time style:data-style-name="N2" text:time-value="18:36:03.108985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1T18:37:38.849813653</dc:date>
    <meta:editing-duration>PT11M3S</meta:editing-duration>
    <meta:editing-cycles>8</meta:editing-cycles>
    <meta:generator>LibreOffice/4.2.8.2$Linux_X86_64 LibreOffice_project/420m0$Build-2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2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90"/>
      <style:text-properties fo:font-size="2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6.825cm" svg:height="21.489cm" xlink:href=".." xlink:type="simple" chart:class="chart:bar" chart:style-name="ch1">
        <chart:legend chart:legend-position="end" svg:x="40.597cm" svg:y="8.268cm" style:legend-expansion="high" chart:style-name="ch2"/>
        <chart:plot-area chart:style-name="ch3" table:cell-range-address="category_relcov_aadhar.A2:category_relcov_aadhar.F8 category_relcov_aadhar.B1:category_relcov_aadhar.F1" chart:data-source-has-labels="both" svg:x="2.631cm" svg:y="0.429cm" svg:width="37.03cm" svg:height="20.631cm">
          <chartooo:coordinate-region svg:x="3.596cm" svg:y="0.735cm" svg:width="36.065cm" svg:height="18.434cm"/>
          <chart:axis chart:dimension="x" chart:name="primary-x" chart:style-name="ch4" chartooo:axis-type="auto">
            <chartooo:date-scale/>
            <chart:categories table:cell-range-address="category_relcov_aadhar.A2:category_relcov_aadhar.A8"/>
          </chart:axis>
          <chart:axis chart:dimension="y" chart:name="primary-y" chart:style-name="ch5">
            <chart:title svg:x="1.166cm" svg:y="11.372cm" chart:style-name="ch6">
              <text:p>Constituencies</text:p>
            </chart:title>
            <chart:grid chart:style-name="ch7" chart:class="major"/>
          </chart:axis>
          <chart:series chart:style-name="ch8" chart:values-cell-range-address="category_relcov_aadhar.B2:category_relcov_aadhar.B8" chart:label-cell-address="category_relcov_aadhar.B1:category_relcov_aadhar.B1" chart:class="chart:bar">
            <chart:data-point chart:repeated="7"/>
          </chart:series>
          <chart:series chart:style-name="ch9" chart:values-cell-range-address="category_relcov_aadhar.C2:category_relcov_aadhar.C8" chart:label-cell-address="category_relcov_aadhar.C1:category_relcov_aadhar.C1" chart:class="chart:bar">
            <chart:data-point chart:repeated="7"/>
          </chart:series>
          <chart:series chart:style-name="ch10" chart:values-cell-range-address="category_relcov_aadhar.D2:category_relcov_aadhar.D8" chart:label-cell-address="category_relcov_aadhar.D1:category_relcov_aadhar.D1" chart:class="chart:bar">
            <chart:data-point chart:repeated="7"/>
          </chart:series>
          <chart:series chart:style-name="ch11" chart:values-cell-range-address="category_relcov_aadhar.E2:category_relcov_aadhar.E8" chart:label-cell-address="category_relcov_aadhar.E1:category_relcov_aadhar.E1" chart:class="chart:bar">
            <chart:data-point chart:repeated="7"/>
          </chart:series>
          <chart:series chart:style-name="ch12" chart:values-cell-range-address="category_relcov_aadhar.F2:category_relcov_aadhar.F8" chart:label-cell-address="category_relcov_aadhar.F1:category_relcov_aadhar.F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or</text:p>
                <draw:g>
                  <svg:desc>category_relcov_aadhar.B1:category_relcov_aadhar.B1</svg:desc>
                </draw:g>
              </table:table-cell>
              <table:table-cell office:value-type="string">
                <text:p>Middle_class</text:p>
                <draw:g>
                  <svg:desc>category_relcov_aadhar.C1:category_relcov_aadhar.C1</svg:desc>
                </draw:g>
              </table:table-cell>
              <table:table-cell office:value-type="string">
                <text:p>Corporate</text:p>
                <draw:g>
                  <svg:desc>category_relcov_aadhar.D1:category_relcov_aadhar.D1</svg:desc>
                </draw:g>
              </table:table-cell>
              <table:table-cell office:value-type="string">
                <text:p>Informal_sector</text:p>
                <draw:g>
                  <svg:desc>category_relcov_aadhar.E1:category_relcov_aadhar.E1</svg:desc>
                </draw:g>
              </table:table-cell>
              <table:table-cell office:value-type="string">
                <text:p>Government</text:p>
                <draw:g>
                  <svg:desc>category_relcov_aadhar.F1:category_relcov_aadhar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e Hindu</text:p>
                <draw:g>
                  <svg:desc>category_relcov_aadhar.A2:category_relcov_aadhar.A8</svg:desc>
                </draw:g>
              </table:table-cell>
              <table:table-cell office:value-type="float" office:value="0.321644519433243">
                <text:p>0.321644519433243</text:p>
                <draw:g>
                  <svg:desc>category_relcov_aadhar.B2:category_relcov_aadhar.B8</svg:desc>
                </draw:g>
              </table:table-cell>
              <table:table-cell office:value-type="float" office:value="0.696691224735209">
                <text:p>0.696691224735209</text:p>
                <draw:g>
                  <svg:desc>category_relcov_aadhar.C2:category_relcov_aadhar.C8</svg:desc>
                </draw:g>
              </table:table-cell>
              <table:table-cell office:value-type="float" office:value="0.0999782277554512">
                <text:p>0.0999782277554512</text:p>
                <draw:g>
                  <svg:desc>category_relcov_aadhar.D2:category_relcov_aadhar.D8</svg:desc>
                </draw:g>
              </table:table-cell>
              <table:table-cell office:value-type="float" office:value="0">
                <text:p>0</text:p>
                <draw:g>
                  <svg:desc>category_relcov_aadhar.E2:category_relcov_aadhar.E8</svg:desc>
                </draw:g>
              </table:table-cell>
              <table:table-cell office:value-type="float" office:value="0.977598016504088">
                <text:p>0.977598016504088</text:p>
                <draw:g>
                  <svg:desc>category_relcov_aadhar.F2:category_relcov_aadhar.F8</svg:desc>
                </draw:g>
              </table:table-cell>
            </table:table-row>
            <table:table-row>
              <table:table-cell office:value-type="string">
                <text:p>Hindustan Times</text:p>
              </table:table-cell>
              <table:table-cell office:value-type="float" office:value="0.183036335657022">
                <text:p>0.183036335657022</text:p>
              </table:table-cell>
              <table:table-cell office:value-type="float" office:value="0.732402903938737">
                <text:p>0.732402903938737</text:p>
              </table:table-cell>
              <table:table-cell office:value-type="float" office:value="0.0990238686489348">
                <text:p>0.0990238686489348</text:p>
              </table:table-cell>
              <table:table-cell office:value-type="float" office:value="0">
                <text:p>0</text:p>
              </table:table-cell>
              <table:table-cell office:value-type="float" office:value="0.976956717992479">
                <text:p>0.976956717992479</text:p>
              </table:table-cell>
            </table:table-row>
            <table:table-row>
              <table:table-cell office:value-type="string">
                <text:p>TOI</text:p>
              </table:table-cell>
              <table:table-cell office:value-type="float" office:value="0.21803948445193">
                <text:p>0.21803948445193</text:p>
              </table:table-cell>
              <table:table-cell office:value-type="float" office:value="0.650764233584963">
                <text:p>0.650764233584963</text:p>
              </table:table-cell>
              <table:table-cell office:value-type="float" office:value="0.16338038337592">
                <text:p>0.16338038337592</text:p>
              </table:table-cell>
              <table:table-cell office:value-type="float" office:value="0">
                <text:p>0</text:p>
              </table:table-cell>
              <table:table-cell office:value-type="float" office:value="0.958152222161962">
                <text:p>0.958152222161962</text:p>
              </table:table-cell>
            </table:table-row>
            <table:table-row>
              <table:table-cell office:value-type="string">
                <text:p>Telegraph</text:p>
              </table:table-cell>
              <table:table-cell office:value-type="float" office:value="0.195206680052268">
                <text:p>0.195206680052268</text:p>
              </table:table-cell>
              <table:table-cell office:value-type="float" office:value="0.65892669334681">
                <text:p>0.65892669334681</text:p>
              </table:table-cell>
              <table:table-cell office:value-type="float" office:value="0.0952563069400243">
                <text:p>0.0952563069400243</text:p>
              </table:table-cell>
              <table:table-cell office:value-type="float" office:value="0">
                <text:p>0</text:p>
              </table:table-cell>
              <table:table-cell office:value-type="float" office:value="0.977846982245108">
                <text:p>0.977846982245108</text:p>
              </table:table-cell>
            </table:table-row>
            <table:table-row>
              <table:table-cell office:value-type="string">
                <text:p>New Indian Express</text:p>
              </table:table-cell>
              <table:table-cell office:value-type="float" office:value="0.175503841690775">
                <text:p>0.175503841690775</text:p>
              </table:table-cell>
              <table:table-cell office:value-type="float" office:value="0.801393173463932">
                <text:p>0.801393173463932</text:p>
              </table:table-cell>
              <table:table-cell office:value-type="float" office:value="0.110795460471015">
                <text:p>0.110795460471015</text:p>
              </table:table-cell>
              <table:table-cell office:value-type="float" office:value="0">
                <text:p>0</text:p>
              </table:table-cell>
              <table:table-cell office:value-type="float" office:value="0.974693022799849">
                <text:p>0.974693022799849</text:p>
              </table:table-cell>
            </table:table-row>
            <table:table-row>
              <table:table-cell office:value-type="string">
                <text:p>Indian Express</text:p>
              </table:table-cell>
              <table:table-cell office:value-type="float" office:value="0.16189814619134">
                <text:p>0.16189814619134</text:p>
              </table:table-cell>
              <table:table-cell office:value-type="float" office:value="0.592866545746127">
                <text:p>0.592866545746127</text:p>
              </table:table-cell>
              <table:table-cell office:value-type="float" office:value="0.141632623308016">
                <text:p>0.141632623308016</text:p>
              </table:table-cell>
              <table:table-cell office:value-type="float" office:value="0">
                <text:p>0</text:p>
              </table:table-cell>
              <table:table-cell office:value-type="float" office:value="0.991254394395756">
                <text:p>0.991254394395756</text:p>
              </table:table-cell>
            </table:table-row>
            <table:table-row>
              <table:table-cell office:value-type="string">
                <text:p>Deccan Herald</text:p>
              </table:table-cell>
              <table:table-cell office:value-type="float" office:value="0.23446470085328">
                <text:p>0.23446470085328</text:p>
              </table:table-cell>
              <table:table-cell office:value-type="float" office:value="0.616680700277164">
                <text:p>0.616680700277164</text:p>
              </table:table-cell>
              <table:table-cell office:value-type="float" office:value="0.156407820414102">
                <text:p>0.156407820414102</text:p>
              </table:table-cell>
              <table:table-cell office:value-type="float" office:value="0">
                <text:p>0</text:p>
              </table:table-cell>
              <table:table-cell office:value-type="float" office:value="0.991902976048689">
                <text:p>0.9919029760486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